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869d9"/>
    </style:style>
    <style:style style:name="P2" style:family="paragraph" style:parent-style-name="Standard" style:list-style-name="L1">
      <style:text-properties officeooo:paragraph-rsid="001a0173"/>
    </style:style>
    <style:style style:name="P3" style:family="paragraph" style:parent-style-name="Standard" style:list-style-name="L1">
      <style:text-properties fo:font-weight="bold" officeooo:rsid="006c6dc5" officeooo:paragraph-rsid="00158f7e" fo:background-color="transparent" style:font-weight-asian="bold" style:font-weight-complex="bold"/>
    </style:style>
    <style:style style:name="P4" style:family="paragraph" style:parent-style-name="Standard" style:list-style-name="L1">
      <style:text-properties fo:font-weight="bold" officeooo:rsid="0015c0e5" officeooo:paragraph-rsid="00158f7e" fo:background-color="transparent" style:font-weight-asian="bold" style:font-weight-complex="bold"/>
    </style:style>
    <style:style style:name="P5" style:family="paragraph" style:parent-style-name="Standard" style:list-style-name="L1">
      <style:text-properties fo:font-weight="normal" officeooo:rsid="00158f7e" officeooo:paragraph-rsid="00158f7e" fo:background-color="transparent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5b0c8" officeooo:paragraph-rsid="001f24a9" fo:background-color="transparent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70678" officeooo:paragraph-rsid="00170678" fo:background-color="transparent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869d9" officeooo:paragraph-rsid="001869d9" fo:background-color="transparent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869d9" officeooo:paragraph-rsid="001913e4" fo:background-color="transparent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913e4" officeooo:paragraph-rsid="001913e4" fo:background-color="transparent" style:font-weight-asian="normal" style:font-weight-complex="normal"/>
    </style:style>
    <style:style style:name="P11" style:family="paragraph" style:parent-style-name="Standard" style:list-style-name="L1">
      <style:text-properties officeooo:rsid="001a0173" officeooo:paragraph-rsid="001a0173"/>
    </style:style>
    <style:style style:name="P12" style:family="paragraph" style:parent-style-name="Standard" style:list-style-name="L1">
      <style:text-properties officeooo:rsid="00164e31" officeooo:paragraph-rsid="001a0173" fo:background-color="transparent"/>
    </style:style>
    <style:style style:name="P13" style:family="paragraph" style:parent-style-name="Standard" style:list-style-name="L1">
      <style:text-properties officeooo:rsid="00196702" officeooo:paragraph-rsid="001a4bd9" fo:background-color="transparent"/>
    </style:style>
    <style:style style:name="P14" style:family="paragraph" style:parent-style-name="Standard" style:list-style-name="L1">
      <style:text-properties officeooo:rsid="00164e31" officeooo:paragraph-rsid="001a0173"/>
    </style:style>
    <style:style style:name="P15" style:family="paragraph" style:parent-style-name="Standard" style:list-style-name="L1">
      <style:text-properties officeooo:rsid="00164e31" officeooo:paragraph-rsid="001a4bd9"/>
    </style:style>
    <style:style style:name="P16" style:family="paragraph" style:parent-style-name="Standard" style:list-style-name="L1">
      <style:text-properties officeooo:rsid="001bbedc" officeooo:paragraph-rsid="001bbedc"/>
    </style:style>
    <style:style style:name="P17" style:family="paragraph" style:parent-style-name="Standard" style:list-style-name="L1">
      <style:text-properties officeooo:rsid="001d8d68" officeooo:paragraph-rsid="001d8d68"/>
    </style:style>
    <style:style style:name="P18" style:family="paragraph" style:parent-style-name="Standard" style:list-style-name="L1">
      <style:text-properties officeooo:rsid="001d99ba" officeooo:paragraph-rsid="001d99ba"/>
    </style:style>
    <style:style style:name="T1" style:family="text">
      <style:text-properties officeooo:rsid="0075a4e5"/>
    </style:style>
    <style:style style:name="T2" style:family="text">
      <style:text-properties officeooo:rsid="004537e9"/>
    </style:style>
    <style:style style:name="T3" style:family="text">
      <style:text-properties officeooo:rsid="00439884"/>
    </style:style>
    <style:style style:name="T4" style:family="text">
      <style:text-properties officeooo:rsid="001caf47"/>
    </style:style>
    <style:style style:name="T5" style:family="text">
      <style:text-properties officeooo:rsid="001b17fe"/>
    </style:style>
    <style:style style:name="T6" style:family="text">
      <style:text-properties officeooo:rsid="00164e31"/>
    </style:style>
    <style:style style:name="T7" style:family="text">
      <style:text-properties officeooo:rsid="001913e4"/>
    </style:style>
    <style:style style:name="T8" style:family="text">
      <style:text-properties officeooo:rsid="002bee4a"/>
    </style:style>
    <style:style style:name="T9" style:family="text">
      <style:text-properties officeooo:rsid="001b13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Investigations</text:p>
          <text:list>
            <text:list-item>
              <text:p text:style-name="P5">Unit tests</text:p>
            </text:list-item>
            <text:list-item>
              <text:p text:style-name="P5">Integration tests</text:p>
            </text:list-item>
            <text:list-item>
              <text:p text:style-name="P5">e2e tests</text:p>
            </text:list-item>
            <text:list-item>
              <text:p text:style-name="P6">Code style<text:line-break/></text:p>
            </text:list-item>
          </text:list>
        </text:list-item>
        <text:list-item>
          <text:p text:style-name="P3">Version 0.0.0: <text:span text:style-name="T1">PoC</text:span></text:p>
          <text:list>
            <text:list-item>
              <text:p text:style-name="P7">Angular Hello World project</text:p>
            </text:list-item>
            <text:list-item>
              <text:p text:style-name="P7">Angular in docker</text:p>
            </text:list-item>
            <text:list-item>
              <text:p text:style-name="P7">Angular + Keycloak</text:p>
            </text:list-item>
            <text:list-item>
              <text:p text:style-name="P7">Angular + Keycloak + Bootstrap<text:line-break/></text:p>
            </text:list-item>
          </text:list>
        </text:list-item>
        <text:list-item>
          <text:p text:style-name="P4">Version 0.1.0: <text:span text:style-name="T2">I</text:span><text:span text:style-name="T3">nitial </text:span><text:span text:style-name="T2">C</text:span><text:span text:style-name="T3">reation</text:span></text:p>
          <text:list>
            <text:list-item>
              <text:p text:style-name="P8">Add “Theme switcher” feature</text:p>
              <text:list>
                <text:list-item>
                  <text:p text:style-name="P8">Add Bootstrap framework to the project</text:p>
                </text:list-item>
                <text:list-item>
                  <text:p text:style-name="P8">Add header from the Bootstrap framework</text:p>
                </text:list-item>
                <text:list-item>
                  <text:p text:style-name="P9">Add <text:span text:style-name="T9">a </text:span>“Theme switcher” <text:span text:style-name="T7">button</text:span></text:p>
                </text:list-item>
                <text:list-item>
                  <text:p text:style-name="P10">Add unit tests</text:p>
                </text:list-item>
              </text:list>
            </text:list-item>
            <text:list-item>
              <text:p text:style-name="P1"><text:span text:style-name="T4">Add </text:span>“Log In” <text:span text:style-name="T5">feature</text:span></text:p>
              <text:list>
                <text:list-item>
                  <text:p text:style-name="P11">Add Keycloak to the project’s infrastructure</text:p>
                </text:list-item>
                <text:list-item>
                  <text:p text:style-name="P11">Add Keycloak integration</text:p>
                </text:list-item>
                <text:list-item>
                  <text:p text:style-name="P2">Add <text:span text:style-name="T9">a </text:span>“Log In” button with Bootstrap styling</text:p>
                </text:list-item>
                <text:list-item>
                  <text:p text:style-name="P2">Add unit tests</text:p>
                </text:list-item>
              </text:list>
            </text:list-item>
            <text:list-item>
              <text:p text:style-name="P1"><text:span text:style-name="T4">Add </text:span>“Log <text:span text:style-name="T6">O</text:span>ut“ <text:span text:style-name="T5">feature</text:span></text:p>
              <text:list>
                <text:list-item>
                  <text:p text:style-name="P12">Add <text:span text:style-name="T9">a </text:span>“Log Out” button with Bootstrap styling</text:p>
                </text:list-item>
                <text:list-item>
                  <text:p text:style-name="P14">Add unit tests</text:p>
                </text:list-item>
              </text:list>
            </text:list-item>
            <text:list-item>
              <text:p text:style-name="P1"><text:span text:style-name="T4">Add </text:span>user name from Keycloak <text:span text:style-name="T4">displaying</text:span> in the App interface</text:p>
              <text:list>
                <text:list-item>
                  <text:p text:style-name="P13">Add <text:span text:style-name="T9">a </text:span><text:span text:style-name="T8">label with </text:span><text:span text:style-name="T9">a </text:span><text:span text:style-name="T8">username</text:span></text:p>
                </text:list-item>
                <text:list-item>
                  <text:p text:style-name="P15">Add unit tests</text:p>
                </text:list-item>
              </text:list>
            </text:list-item>
            <text:list-item>
              <text:p text:style-name="P16">Docker image creation</text:p>
              <text:list>
                <text:list-item>
                  <text:p text:style-name="P16">Add docker file to the project</text:p>
                </text:list-item>
                <text:list-item>
                  <text:p text:style-name="P17">Add docker file creation manual to the readme file</text:p>
                </text:list-item>
                <text:list-item>
                  <text:p text:style-name="P18">Include app’s docker image to the infrastructure rep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1:03:18.586110275</meta:creation-date>
    <meta:generator>LibreOffice/7.6.5.2$Linux_X86_64 LibreOffice_project/60$Build-2</meta:generator>
    <dc:date>2024-03-06T12:59:42.200857655</dc:date>
    <meta:editing-duration>PT18M</meta:editing-duration>
    <meta:editing-cycles>17</meta:editing-cycles>
    <meta:document-statistic meta:table-count="0" meta:image-count="0" meta:object-count="0" meta:page-count="1" meta:paragraph-count="31" meta:word-count="170" meta:character-count="862" meta:non-whitespace-character-count="752"/>
  </office:meta>
</office:document-meta>
</file>